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enQuanYi Micro Hei" svg:font-family="'WenQuanYi Micro Hei'" style:font-family-generic="system"/>
    <style:font-face style:name="文泉驛微米黑1" svg:font-family="文泉驛微米黑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文泉驛微米黑" svg:font-family="文泉驛微米黑" style:font-family-generic="system" style:font-pitch="variable"/>
    <style:font-face style:name="文泉驛等寬微米黑" svg:font-family="文泉驛等寬微米黑" style:font-family-generic="system" style:font-pitch="variable"/>
  </office:font-face-decls>
  <office:automatic-styles>
    <style:style style:name="P1" style:family="paragraph" style:parent-style-name="Standard">
      <style:text-properties style:font-name="文泉驛微米黑"/>
    </style:style>
    <style:style style:name="P2" style:family="paragraph" style:parent-style-name="Standard">
      <style:text-properties style:font-name="文泉驛微米黑" style:font-name-asian="文泉驛微米黑"/>
    </style:style>
    <style:style style:name="P3" style:family="paragraph" style:parent-style-name="Standard">
      <style:text-properties style:font-name="文泉驛微米黑" style:font-name-asian="文泉驛微米黑" style:language-asian="ko" style:country-asian="KR"/>
    </style:style>
    <style:style style:name="P4" style:family="paragraph" style:parent-style-name="Standard">
      <style:text-properties fo:color="#006699" style:font-name="文泉驛微米黑"/>
    </style:style>
    <style:style style:name="P5" style:family="paragraph" style:parent-style-name="Standard">
      <style:text-properties fo:color="#006699" style:font-name="文泉驛微米黑" style:font-name-asian="文泉驛微米黑"/>
    </style:style>
    <style:style style:name="P6" style:family="paragraph" style:parent-style-name="Standard">
      <style:text-properties style:font-name="新細明體" style:font-name-asian="新細明體"/>
    </style:style>
    <style:style style:name="P7" style:family="paragraph" style:parent-style-name="Text_20_body">
      <style:paragraph-properties fo:margin-top="0cm" fo:margin-bottom="0cm" loext:contextual-spacing="false" fo:line-height="100%"/>
    </style:style>
    <style:style style:name="P8" style:family="paragraph" style:parent-style-name="Text_20_body">
      <style:paragraph-properties fo:margin-top="0cm" fo:margin-bottom="0cm" loext:contextual-spacing="false" fo:line-height="100%"/>
      <style:text-properties fo:color="#000000" style:font-name="WenQuanYi Micro Hei"/>
    </style:style>
    <style:style style:name="P9" style:family="paragraph" style:parent-style-name="Text_20_body">
      <style:paragraph-properties fo:margin-top="0cm" fo:margin-bottom="0cm" loext:contextual-spacing="false" fo:line-height="100%"/>
      <style:text-properties fo:color="#006699" style:font-name="新細明體"/>
    </style:style>
    <style:style style:name="P10" style:family="paragraph" style:parent-style-name="Text_20_body">
      <style:paragraph-properties fo:line-height="100%"/>
      <style:text-properties fo:color="#000000"/>
    </style:style>
    <style:style style:name="P11" style:family="paragraph" style:parent-style-name="Text_20_body">
      <style:text-properties style:font-name="文泉驛微米黑" officeooo:paragraph-rsid="00180c7e" style:font-name-asian="文泉驛微米黑"/>
    </style:style>
    <style:style style:name="P12" style:family="paragraph" style:parent-style-name="Text_20_body">
      <style:paragraph-properties fo:margin-top="0cm" fo:margin-bottom="0cm" loext:contextual-spacing="false" fo:line-height="100%"/>
    </style:style>
    <style:style style:name="P13" style:family="paragraph" style:parent-style-name="Text_20_body">
      <style:paragraph-properties fo:margin-top="0cm" fo:margin-bottom="0cm" loext:contextual-spacing="false" fo:line-height="100%"/>
      <style:text-properties officeooo:paragraph-rsid="001abf0d"/>
    </style:style>
    <style:style style:name="P14" style:family="paragraph" style:parent-style-name="Text_20_body">
      <style:paragraph-properties fo:margin-top="0cm" fo:margin-bottom="0cm" loext:contextual-spacing="false" fo:line-height="100%"/>
      <style:text-properties officeooo:paragraph-rsid="001dbeb2"/>
    </style:style>
    <style:style style:name="P15" style:family="paragraph" style:parent-style-name="Text_20_body">
      <style:paragraph-properties fo:margin-top="0cm" fo:margin-bottom="0cm" loext:contextual-spacing="false" fo:line-height="100%"/>
      <style:text-properties officeooo:paragraph-rsid="001f3f8b"/>
    </style:style>
    <style:style style:name="P16" style:family="paragraph" style:parent-style-name="Text_20_body">
      <style:paragraph-properties fo:margin-top="0cm" fo:margin-bottom="0cm" loext:contextual-spacing="false" fo:line-height="100%"/>
      <style:text-properties officeooo:paragraph-rsid="0027569a"/>
    </style:style>
    <style:style style:name="P17" style:family="paragraph" style:parent-style-name="Text_20_body">
      <style:paragraph-properties fo:margin-top="0cm" fo:margin-bottom="0cm" loext:contextual-spacing="false" fo:line-height="100%"/>
      <style:text-properties officeooo:paragraph-rsid="0029327d"/>
    </style:style>
    <style:style style:name="P18" style:family="paragraph" style:parent-style-name="Standard">
      <style:text-properties style:font-name="文泉驛等寬微米黑" fo:font-size="8pt" style:font-name-asian="文泉驛等寬微米黑" style:font-size-asian="8pt" style:font-size-complex="8pt"/>
    </style:style>
    <style:style style:name="P19" style:family="paragraph" style:parent-style-name="Standard">
      <style:text-properties style:font-name="文泉驛微米黑" style:font-name-asian="文泉驛微米黑"/>
    </style:style>
    <style:style style:name="P20" style:family="paragraph" style:parent-style-name="Standard">
      <style:text-properties style:font-name="文泉驛微米黑" officeooo:paragraph-rsid="00180c7e" style:font-name-asian="文泉驛微米黑"/>
    </style:style>
    <style:style style:name="P21" style:family="paragraph" style:parent-style-name="Standard">
      <style:text-properties style:font-name="文泉驛微米黑" officeooo:paragraph-rsid="001abf0d" style:font-name-asian="文泉驛微米黑"/>
    </style:style>
    <style:style style:name="P22" style:family="paragraph" style:parent-style-name="Standard">
      <style:text-properties style:font-name="文泉驛微米黑" officeooo:paragraph-rsid="001dbeb2" style:font-name-asian="文泉驛微米黑"/>
    </style:style>
    <style:style style:name="P23" style:family="paragraph" style:parent-style-name="Standard">
      <style:text-properties style:font-name="文泉驛微米黑" officeooo:paragraph-rsid="001f6031" style:font-name-asian="文泉驛微米黑"/>
    </style:style>
    <style:style style:name="P24" style:family="paragraph" style:parent-style-name="Standard">
      <style:text-properties style:font-name="文泉驛微米黑" officeooo:paragraph-rsid="0027569a" style:font-name-asian="文泉驛微米黑"/>
    </style:style>
    <style:style style:name="P25" style:family="paragraph" style:parent-style-name="Standard">
      <style:text-properties fo:color="#006699" style:font-name="文泉驛微米黑"/>
    </style:style>
    <style:style style:name="P26" style:family="paragraph" style:parent-style-name="Standard">
      <style:text-properties fo:color="#006699" style:font-name="文泉驛微米黑" officeooo:paragraph-rsid="001f3f8b" style:font-name-asian="文泉驛微米黑"/>
    </style:style>
    <style:style style:name="P27" style:family="paragraph" style:parent-style-name="Standard">
      <style:text-properties fo:color="#006699" style:font-name="文泉驛微米黑" officeooo:paragraph-rsid="0020e88b" style:font-name-asian="文泉驛微米黑"/>
    </style:style>
    <style:style style:name="P28" style:family="paragraph" style:parent-style-name="Standard">
      <style:text-properties fo:color="#006699" style:font-name="文泉驛微米黑" officeooo:paragraph-rsid="001dbeb2"/>
    </style:style>
    <style:style style:name="P29" style:family="paragraph" style:parent-style-name="Standard">
      <style:text-properties fo:color="#006699" style:font-name="新細明體"/>
    </style:style>
    <style:style style:name="P30" style:family="paragraph" style:parent-style-name="Standard">
      <style:text-properties fo:color="#006699" style:font-name="新細明體" officeooo:paragraph-rsid="0029327d" style:font-name-asian="文泉驛微米黑"/>
    </style:style>
    <style:style style:name="P31" style:family="paragraph" style:parent-style-name="Standard">
      <style:text-properties officeooo:paragraph-rsid="00180c7e"/>
    </style:style>
    <style:style style:name="P32" style:family="paragraph" style:parent-style-name="Standard">
      <style:text-properties style:font-name="新細明體" officeooo:paragraph-rsid="001dbeb2" style:font-name-asian="新細明體"/>
    </style:style>
    <style:style style:name="P33" style:family="paragraph" style:parent-style-name="Standard">
      <style:text-properties style:font-name="新細明體" officeooo:paragraph-rsid="001dbeb2"/>
    </style:style>
    <style:style style:name="P34" style:family="paragraph" style:parent-style-name="Standard">
      <style:text-properties style:font-name="新細明體" officeooo:paragraph-rsid="001f3f8b"/>
    </style:style>
    <style:style style:name="P35" style:family="paragraph" style:parent-style-name="Standard">
      <style:text-properties style:font-name="新細明體" officeooo:paragraph-rsid="0027569a"/>
    </style:style>
    <style:style style:name="P36" style:family="paragraph" style:parent-style-name="Standard">
      <style:text-properties style:font-name="新細明體" officeooo:paragraph-rsid="0029327d"/>
    </style:style>
    <style:style style:name="P37" style:family="paragraph" style:parent-style-name="Standard">
      <style:text-properties officeooo:paragraph-rsid="001abf0d"/>
    </style:style>
    <style:style style:name="P38" style:family="paragraph" style:parent-style-name="Standard">
      <style:text-properties style:font-name="文泉驛微米黑1" officeooo:paragraph-rsid="001abf0d" style:font-name-asian="文泉驛微米黑1"/>
    </style:style>
    <style:style style:name="P39" style:family="paragraph" style:parent-style-name="Standard">
      <style:text-properties officeooo:paragraph-rsid="001dbeb2"/>
    </style:style>
    <style:style style:name="P40" style:family="paragraph" style:parent-style-name="Standard">
      <style:text-properties officeooo:paragraph-rsid="001f3f8b"/>
    </style:style>
    <style:style style:name="P41" style:family="paragraph" style:parent-style-name="Standard">
      <style:text-properties officeooo:paragraph-rsid="001f6031"/>
    </style:style>
    <style:style style:name="P42" style:family="paragraph" style:parent-style-name="Standard">
      <style:text-properties officeooo:paragraph-rsid="0027569a"/>
    </style:style>
    <style:style style:name="P43" style:family="paragraph" style:parent-style-name="Standard" style:master-page-name="MP0">
      <style:paragraph-properties style:page-number="auto" fo:break-before="page"/>
      <style:text-properties style:font-name="文泉驛微米黑" style:font-name-asian="文泉驛微米黑"/>
    </style:style>
    <style:style style:name="T1" style:family="text">
      <style:text-properties style:font-name="文泉驛微米黑" style:font-name-asian="文泉驛微米黑"/>
    </style:style>
    <style:style style:name="T2" style:family="text">
      <style:text-properties style:font-name="文泉驛微米黑" style:font-name-asian="文泉驛微米黑" style:language-asian="ko" style:country-asian="KR"/>
    </style:style>
    <style:style style:name="T3" style:family="text">
      <style:text-properties fo:color="#ff0066" style:font-name="文泉驛微米黑" style:font-name-asian="文泉驛微米黑"/>
    </style:style>
    <style:style style:name="T4" style:family="text">
      <style:text-properties fo:color="#ff0066" style:font-name="文泉驛微米黑" fo:font-size="13pt" style:font-name-asian="WenQuanYi Micro Hei" style:font-size-asian="13pt"/>
    </style:style>
    <style:style style:name="T5" style:family="text">
      <style:text-properties fo:color="#000000"/>
    </style:style>
    <style:style style:name="T6" style:family="text">
      <style:text-properties fo:color="#000000" style:font-name-asian="WenQuanYi Micro Hei"/>
    </style:style>
    <style:style style:name="T7" style:family="text">
      <style:text-properties fo:color="#000000" style:font-name="WenQuanYi Micro Hei"/>
    </style:style>
    <style:style style:name="T8" style:family="text">
      <style:text-properties fo:color="#000000" style:font-name="WenQuanYi Micro Hei" fo:font-size="13pt" style:font-size-asian="13pt"/>
    </style:style>
    <style:style style:name="T9" style:family="text">
      <style:text-properties fo:color="#000000" style:font-name="WenQuanYi Micro Hei" fo:font-size="13pt" style:font-name-asian="文泉驛微米黑" style:font-size-asian="13pt"/>
    </style:style>
    <style:style style:name="T10" style:family="text">
      <style:text-properties fo:color="#000000" style:font-name="新細明體"/>
    </style:style>
    <style:style style:name="T11" style:family="text">
      <style:text-properties fo:color="#000000" fo:font-size="13pt" style:font-name-asian="WenQuanYi Micro Hei" style:font-size-asian="13pt"/>
    </style:style>
    <style:style style:name="T12" style:family="text">
      <style:text-properties fo:color="#000000" style:font-name="文泉驛微米黑" fo:font-size="13pt" style:font-name-asian="WenQuanYi Micro Hei" style:font-size-asian="13pt"/>
    </style:style>
    <style:style style:name="T13" style:family="text">
      <style:text-properties fo:color="#000000" style:font-name="文泉驛微米黑1" style:font-name-asian="文泉驛微米黑1"/>
    </style:style>
    <style:style style:name="T14" style:family="text">
      <style:text-properties fo:color="#ff0000"/>
    </style:style>
    <style:style style:name="T15" style:family="text">
      <style:text-properties fo:color="#ff0000" style:font-name-asian="WenQuanYi Micro Hei"/>
    </style:style>
    <style:style style:name="T16" style:family="text">
      <style:text-properties fo:color="#ff0000" style:font-name="WenQuanYi Micro Hei"/>
    </style:style>
    <style:style style:name="T17" style:family="text">
      <style:text-properties fo:color="#ff0000" style:font-name="新細明體"/>
    </style:style>
    <style:style style:name="T18" style:family="text">
      <style:text-properties fo:color="#ff0000" style:font-name="新細明體" style:font-name-asian="新細明體" style:font-name-complex="新細明體"/>
    </style:style>
    <style:style style:name="T19" style:family="text">
      <style:text-properties fo:color="#ff0000" style:font-name="文泉驛微米黑" style:font-name-asian="文泉驛微米黑"/>
    </style:style>
    <style:style style:name="T20" style:family="text">
      <style:text-properties fo:color="#ff0000" style:font-name="文泉驛微米黑" fo:font-size="13pt" style:font-name-asian="WenQuanYi Micro Hei" style:font-size-asian="13pt"/>
    </style:style>
    <style:style style:name="T21" style:family="text">
      <style:text-properties fo:color="#ff0000" fo:font-size="13pt" style:font-name-asian="WenQuanYi Micro Hei" style:font-size-asian="13pt"/>
    </style:style>
    <style:style style:name="T22" style:family="text">
      <style:text-properties fo:color="#ff0000" style:font-name="文泉驛微米黑1" style:font-name-asian="文泉驛微米黑1"/>
    </style:style>
    <style:style style:name="T23" style:family="text">
      <style:text-properties style:font-name="WenQuanYi Micro Hei"/>
    </style:style>
    <style:style style:name="T24" style:family="text">
      <style:text-properties fo:color="#006699"/>
    </style:style>
    <style:style style:name="T25" style:family="text">
      <style:text-properties fo:color="#006699" style:font-name="新細明體"/>
    </style:style>
    <style:style style:name="T26" style:family="text">
      <style:text-properties fo:color="#006699" style:font-name="新細明體" style:font-name-asian="新細明體" style:font-name-complex="新細明體"/>
    </style:style>
    <style:style style:name="T27" style:family="text">
      <style:text-properties fo:color="#006699" style:font-name="新細明體" style:font-name-asian="文泉驛微米黑1" style:font-name-complex="新細明體"/>
    </style:style>
    <style:style style:name="T28" style:family="text">
      <style:text-properties fo:color="#006699" style:font-name="新細明體" fo:font-size="13pt" style:font-name-asian="WenQuanYi Micro Hei" style:font-size-asian="13pt"/>
    </style:style>
    <style:style style:name="T29" style:family="text">
      <style:text-properties fo:color="#006699" style:font-name="文泉驛微米黑"/>
    </style:style>
    <style:style style:name="T30" style:family="text">
      <style:text-properties fo:color="#006699" style:font-name="文泉驛微米黑" style:font-name-asian="文泉驛微米黑"/>
    </style:style>
    <style:style style:name="T31" style:family="text">
      <style:text-properties fo:color="#006699" style:font-name-asian="文泉驛微米黑1"/>
    </style:style>
    <style:style style:name="T32" style:family="text">
      <style:text-properties fo:color="#006699" fo:font-size="13pt" style:font-size-asian="13pt"/>
    </style:style>
    <style:style style:name="T33" style:family="text">
      <style:text-properties fo:color="#006699" fo:font-size="13pt" style:font-name-asian="WenQuanYi Micro Hei" style:font-size-asian="13pt"/>
    </style:style>
    <style:style style:name="T34" style:family="text">
      <style:text-properties style:font-name-asian="WenQuanYi Micro Hei"/>
    </style:style>
    <style:style style:name="T35" style:family="text">
      <style:text-properties style:font-name="新細明體" style:font-name-asian="新細明體" style:font-name-complex="新細明體"/>
    </style:style>
    <style:style style:name="T36" style:family="text">
      <style:text-properties style:use-window-font-color="true"/>
    </style:style>
    <style:style style:name="T37" style:family="text">
      <style:text-properties style:use-window-font-color="true" fo:font-size="13pt" style:font-name-asian="WenQuanYi Micro Hei" style:font-size-asian="13pt"/>
    </style:style>
    <style:style style:name="T38" style:family="text">
      <style:text-properties style:use-window-font-color="true" style:font-name="文泉驛微米黑" fo:font-size="13pt" style:font-name-asian="WenQuanYi Micro Hei" style:font-size-asian="13pt"/>
    </style:style>
    <style:style style:name="T39" style:family="text">
      <style:text-properties style:use-window-font-color="true" style:font-name-asian="WenQuanYi Micro Hei"/>
    </style:style>
    <style:style style:name="T40" style:family="text">
      <style:text-properties style:use-window-font-color="true" style:font-name="WenQuanYi Micro Hei"/>
    </style:style>
    <style:style style:name="T41" style:family="text">
      <style:text-properties officeooo:rsid="001abf0d"/>
    </style:style>
    <style:style style:name="T42" style:family="text">
      <style:text-properties style:font-name="文泉驛微米黑1" style:font-name-asian="文泉驛微米黑1"/>
    </style:style>
    <style:style style:name="T43" style:family="text">
      <style:text-properties officeooo:rsid="001f603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3">【第1頁】</text:p>
      <text:p text:style-name="P2"><text:s/>請親愛的你莫做你行。</text:p>
      <text:p text:style-name="P2">舊）Tshiánn tshin-ài ê lí mài tsò lí kiânn.</text:p>
      <text:p text:style-name="Standard"><text:span text:style-name="預設段落字型"><text:span text:style-name="T1">新）Tshiánn tshin-ài</text:span></text:span><text:span text:style-name="預設段落字型"><text:span text:style-name="T3">--ê </text:span></text:span><text:span text:style-name="預設段落字型"><text:span text:style-name="T1">lí mài tsò lí kiânn.</text:span></text:span></text:p>
      <text:p text:style-name="P5">理由：親愛的補輕聲符</text:p>
      <text:p text:style-name="P20"/>
      <text:p text:style-name="P20">【第1頁】</text:p>
      <text:p text:style-name="P20">舊）<text:span text:style-name="預設段落字型"><text:span text:style-name="T11">雞湯面頂</text:span></text:span><text:span text:style-name="預設段落字型"><text:span text:style-name="T37">有一層油</text:span></text:span><text:span text:style-name="預設段落字型"><text:span text:style-name="T11">，愛啉愛先用</text:span></text:span><text:span text:style-name="預設段落字型"><text:span text:style-name="T8">khat</text:span></text:span><text:span text:style-name="預設段落字型"><text:span text:style-name="T11">仔掰開。</text:span></text:span></text:p>
      <text:p text:style-name="P31"><text:span text:style-name="預設段落字型"><text:span text:style-name="T1">新）</text:span></text:span><text:span text:style-name="預設段落字型"><text:span text:style-name="T12">雞湯面頂有</text:span></text:span><text:span text:style-name="預設段落字型"><text:span text:style-name="T38">一</text:span></text:span><text:span text:style-name="預設段落字型"><text:span text:style-name="T4">沿</text:span></text:span><text:span text:style-name="預設段落字型"><text:span text:style-name="T38">油</text:span></text:span><text:span text:style-name="預設段落字型"><text:span text:style-name="T12">，愛啉愛先用</text:span></text:span><text:span text:style-name="預設段落字型"><text:span text:style-name="T9">khat</text:span></text:span><text:span text:style-name="預設段落字型"><text:span text:style-name="T12">仔掰開。</text:span></text:span></text:p>
      <text:p text:style-name="P20"><text:span text:style-name="T24">理由：改量詞予句較順</text:span></text:p>
      <text:p text:style-name="P11"><text:span text:style-name="預設段落字型"><text:span text:style-name="T11"/></text:span></text:p>
      <text:p text:style-name="P2">【第2頁】</text:p>
      <text:p text:style-name="P2">阿勇仔坐啥物車去上班？</text:p>
      <text:p text:style-name="P2">舊）A-ióng--á tsē siánn-mih tshia khì siāng-pan?</text:p>
      <text:p text:style-name="Standard"><text:span text:style-name="預設段落字型"><text:span text:style-name="T1">新）A-ióng--á tsē siánn-mih tshia khì </text:span></text:span><text:span text:style-name="預設段落字型"><text:span text:style-name="T3">siōng</text:span></text:span><text:span text:style-name="預設段落字型"><text:span text:style-name="T1">-pan?</text:span></text:span></text:p>
      <text:p text:style-name="P5">理由：上班的羅馬字改做siōng</text:p>
      <text:p text:style-name="P2"/>
      <text:p text:style-name="P2">【第2頁】</text:p>
      <text:p text:style-name="P2">電視講這禮拜的天氣啥款？出門敢需要注意啥物？</text:p>
      <text:p text:style-name="P2">舊）...Tshut-mn̂g kánn su-iàu tsù-ì siánn-mi̍h?</text:p>
      <text:p text:style-name="Standard"><text:span text:style-name="預設段落字型"><text:span text:style-name="T1">新）...Tshut-mn̂g </text:span></text:span><text:span text:style-name="預設段落字型"><text:span text:style-name="T3">kám</text:span></text:span><text:span text:style-name="預設段落字型"><text:span text:style-name="T1"> su-iàu tsù-ì siánn-mi̍h?</text:span></text:span></text:p>
      <text:p text:style-name="P5">理由：敢的羅馬字改做kám</text:p>
      <text:p text:style-name="P2"/>
      <text:p text:style-name="P3">【第4頁】</text:p>
      <text:p text:style-name="Standard"><text:span text:style-name="預設段落字型"><text:span text:style-name="T2">舊）二伯的症頭那來那像失智的款，緊叫in囝?￥</text:span></text:span><text:span text:style-name="預設段落字型"><text:span text:style-name="T1">ﾎ</text:span></text:span><text:span text:style-name="預設段落字型"><text:span text:style-name="T2">ﾻ予醫生看。</text:span></text:span></text:p>
      <text:p text:style-name="Standard"><text:span text:style-name="預設段落字型"><text:span text:style-name="T1">新）二伯的症頭那來那像失智的款，緊叫in囝</text:span></text:span><text:span text:style-name="預設段落字型"><text:span text:style-name="T3">𤆬</text:span></text:span><text:span text:style-name="預設段落字型"><text:span text:style-name="T1">去予醫生看。</text:span></text:span></text:p>
      <text:p text:style-name="P5">理由：漢字亂碼</text:p>
      <text:p text:style-name="P2"/>
      <text:p text:style-name="P2">【第4頁】</text:p>
      <text:p text:style-name="P2">江小姐佮阿婆無仝人，你毋好認毋著去。</text:p>
      <text:p text:style-name="P2">舊）Kang sió-tsiá kah a-pô bô-kâng lâng, lí m̄ hó jīn m̄-tio̍h--khì.</text:p>
      <text:p text:style-name="Standard"><text:span text:style-name="預設段落字型"><text:span text:style-name="T1">新）Kang sió-tsiá kah a-pô bô-</text:span></text:span><text:span text:style-name="預設段落字型"><text:span text:style-name="T3">kāng</text:span></text:span><text:span text:style-name="預設段落字型"><text:span text:style-name="T1"> lâng, lí m̄ hó jīn m̄-tio̍h--khì.</text:span></text:span></text:p>
      <text:p text:style-name="P5">理由：仝的羅馬字改做 kāng</text:p>
      <text:p text:style-name="P2"/>
      <text:p text:style-name="P38">【第<text:span text:style-name="T41">6</text:span>頁】</text:p>
      <text:p text:style-name="P13"><text:span text:style-name="預設段落字型"><text:span text:style-name="T6">這兩个換帖的感情真好，連車</text:span></text:span><text:span text:style-name="預設段落字型"><text:span text:style-name="T39">嘛仝色水</text:span></text:span><text:span text:style-name="預設段落字型"><text:span text:style-name="T6">。</text:span></text:span></text:p>
      <text:p text:style-name="P37"><text:span text:style-name="預設段落字型"><text:span text:style-name="T13">舊）Tsit nn̄g ê uānn-thiap--ê kám-tsîng tsin hó, liân tshia </text:span></text:span><text:span text:style-name="預設段落字型"><text:span text:style-name="T42">mā kâng si</text:span></text:span><text:span text:style-name="預設段落字型"><text:span text:style-name="T13">k-tsuí.</text:span></text:span></text:p>
      <text:p text:style-name="P37"><text:span text:style-name="預設段落字型"><text:span text:style-name="T13">新）Tsit nn̄g ê uānn-thiap--ê kám-tsîng tsin hó, liân tshia mā</text:span></text:span><text:span text:style-name="預設段落字型"><text:span text:style-name="T22"> kāng</text:span></text:span><text:span text:style-name="預設段落字型"><text:span text:style-name="T13"> sik-tsuí.</text:span></text:span></text:p>
      <text:p text:style-name="P21"><text:span text:style-name="預設段落字型"><text:span text:style-name="T27">理由：</text:span></text:span><text:span text:style-name="預設段落字型"><text:span text:style-name="T31">仝</text:span></text:span><text:span text:style-name="預設段落字型"><text:span text:style-name="T24">的羅馬字改做 kāng</text:span></text:span></text:p>
      <text:p text:style-name="P21"><text:span text:style-name="預設段落字型"><text:span text:style-name="T24"/></text:span></text:p>
      <text:p text:style-name="P2">【第6頁】</text:p>
      <text:p text:style-name="P2">舊）雞仔瘟已經對香港湠甲規亞洲，逐家著愛注意。</text:p>
      <text:p text:style-name="Standard"><text:span text:style-name="預設段落字型"><text:span text:style-name="T1">新）</text:span></text:span><text:span text:style-name="預設段落字型"><text:span text:style-name="T3">雞災</text:span></text:span><text:span text:style-name="預設段落字型"><text:span text:style-name="T1">已經對香港湠甲規亞洲，逐家著愛注意。</text:span></text:span></text:p>
      <text:p text:style-name="P5">理由：雞仔瘟改做雞災</text:p>
      <text:p text:style-name="P2"/>
      <text:p text:style-name="P33">【第7頁】</text:p>
      <text:p text:style-name="P14"><text:span text:style-name="預設段落字型"><text:span text:style-name="T6">等囡仔若滿月，阮希望來</text:span></text:span><text:span text:style-name="預設段落字型"><text:span text:style-name="T39">遮訂</text:span></text:span><text:span text:style-name="預設段落字型"><text:span text:style-name="T34">餅</text:span></text:span><text:span text:style-name="預設段落字型"><text:span text:style-name="T6">送人。</text:span></text:span></text:p>
      <text:p text:style-name="P39"><text:span text:style-name="預設段落字型"><text:span text:style-name="T7">舊）Tán gín-á nā muá-gue̍h, gún hi-bāng lâi t</text:span></text:span><text:span text:style-name="預設段落字型"><text:span text:style-name="T23">sia tìng pián</text:span></text:span><text:span text:style-name="預設段落字型"><text:span text:style-name="T7">n sàng--lâng.</text:span></text:span></text:p>
      <text:p text:style-name="P39"><text:span text:style-name="預設段落字型"><text:span text:style-name="T7">新）Tán gín-á nā muá-gue̍h, gún hi-bāng lâi tsia </text:span></text:span><text:span text:style-name="預設段落字型"><text:span text:style-name="T16">tīng</text:span></text:span><text:span text:style-name="預設段落字型"><text:span text:style-name="T7"> piánn sàng--lâng.</text:span></text:span></text:p>
      <text:p text:style-name="P39"><text:span text:style-name="預設段落字型"><text:span text:style-name="T26">理由：訂的</text:span></text:span><text:span text:style-name="預設段落字型"><text:span text:style-name="T30">羅馬字改做 </text:span></text:span><text:span text:style-name="預設段落字型"><text:span text:style-name="T29">tīng</text:span></text:span></text:p>
      <text:p text:style-name="P28"/>
      <text:p text:style-name="P32"/>
      <text:p text:style-name="P32"><text:soft-page-break/>【第7頁】</text:p>
      <text:p text:style-name="P14"><text:span text:style-name="預設段落字型"><text:span text:style-name="T6">七工內請佇意</text:span></text:span><text:span text:style-name="預設段落字型"><text:span text:style-name="T39">見調查表共你</text:span></text:span><text:span text:style-name="預設段落字型"><text:span text:style-name="T6">認為應當（</text:span></text:span><text:span text:style-name="預設段落字型"><text:span text:style-name="T7">ìng-tong</text:span></text:span><text:span text:style-name="預設段落字型"><text:span text:style-name="T6">）愛改進的所在寫落來。</text:span></text:span></text:p>
      <text:p text:style-name="P39"><text:span text:style-name="預設段落字型"><text:span text:style-name="T7">舊）Tshit-kang lāi tshiánn tī ì-ki</text:span></text:span><text:span text:style-name="預設段落字型"><text:span text:style-name="T23">àn tiau-tsa-pió kā lí </text:span></text:span><text:span text:style-name="預設段落字型"><text:span text:style-name="T7">jīn-uî ìng-tong ài kái-tsìn ê sóo-tsāi siá--lo̍h-lâi.</text:span></text:span></text:p>
      <text:p text:style-name="P39"><text:span text:style-name="預設段落字型"><text:span text:style-name="T7">新）Tshit-kang lāi tshiánn tī ì-kiàn </text:span></text:span><text:span text:style-name="預設段落字型"><text:span text:style-name="T16">tiâu</text:span></text:span><text:span text:style-name="預設段落字型"><text:span text:style-name="T40">-tsa-pió</text:span></text:span><text:span text:style-name="預設段落字型"><text:span text:style-name="T16"> </text:span></text:span><text:span text:style-name="預設段落字型"><text:span text:style-name="T7">kā lí jīn-uî ìng-tong ài kái-tsìn ê sóo-tsāi siá--lo̍h-lâi.</text:span></text:span></text:p>
      <text:p text:style-name="P22"><text:span text:style-name="預設段落字型"><text:span text:style-name="T25">理由：調</text:span></text:span><text:span text:style-name="預設段落字型"><text:span text:style-name="T24">的羅馬字改做 tiâu</text:span></text:span></text:p>
      <text:p text:style-name="P22"><text:span text:style-name="預設段落字型"><text:span text:style-name="T24"/></text:span></text:p>
      <text:p text:style-name="P2">【第7頁】</text:p>
      <text:p text:style-name="P2">毋管啥物情形，對人權的干涉愈少愈好。</text:p>
      <text:p text:style-name="P2">舊）M̄-kuán siánn-mih tsîng-hîng, tuì jîn-kuân ê kan-sia̍p lú tsió lú hó.</text:p>
      <text:p text:style-name="Standard"><text:span text:style-name="預設段落字型"><text:span text:style-name="T1">新）M̄-kuán siánn-mih tsîng-hîng, tuì jîn-</text:span></text:span><text:span text:style-name="預設段落字型"><text:span text:style-name="T3">khuân</text:span></text:span><text:span text:style-name="預設段落字型"><text:span text:style-name="T1"> ê kan-sia̍p lú tsió lú hó.</text:span></text:span></text:p>
      <text:p text:style-name="P5">理由：權的羅馬字改做 khuân</text:p>
      <text:p text:style-name="P2"/>
      <text:p text:style-name="P2">【第8頁】</text:p>
      <text:p text:style-name="P2">舊）師兄講啥物愛我請示菩薩、逐工唸經消災解厄，我才無咧信彼套。</text:p>
      <text:p text:style-name="Standard"><text:span text:style-name="預設段落字型"><text:span text:style-name="T1">新）師兄講啥物</text:span></text:span><text:span text:style-name="預設段落字型"><text:span text:style-name="T3">凡事攏愛先</text:span></text:span><text:span text:style-name="預設段落字型"><text:span text:style-name="T1">請示菩薩、逐工唸經消災解厄，我才無咧信彼套。</text:span></text:span></text:p>
      <text:p text:style-name="P2">理由：予句較順</text:p>
      <text:p text:style-name="P2"/>
      <text:p text:style-name="P2">【第8頁】</text:p>
      <text:p text:style-name="Standard"><text:span text:style-name="預設段落字型"><text:span text:style-name="T2">舊）阿爸禮拜?￥ﾰ</text:span></text:span><text:span text:style-name="預設段落字型"><text:span text:style-name="T1">ﾏ</text:span></text:span><text:span text:style-name="預設段落字型"><text:span text:style-name="T2">弟去peh山，佇山跤看著一尾蛇，害伊驚甲這馬猶咇咇掣。</text:span></text:span></text:p>
      <text:p text:style-name="Standard"><text:span text:style-name="預設段落字型"><text:span text:style-name="T1">新）阿爸禮拜</text:span></text:span><text:span text:style-name="預設段落字型"><text:span text:style-name="T3">𤆬</text:span></text:span><text:span text:style-name="預設段落字型"><text:span text:style-name="T1">小弟去peh山，佇山跤看著一尾蛇，害伊驚甲這馬猶咇咇掣。</text:span></text:span></text:p>
      <text:p text:style-name="P5">理由：漢字亂碼</text:p>
      <text:p text:style-name="P2"/>
      <text:p text:style-name="P2">【第9頁】</text:p>
      <text:p text:style-name="P2">舊）氣象報告有講後禮拜二會透風，出門上班莫袂記得疊一領厚的。</text:p>
      <text:p text:style-name="Standard"><text:span text:style-name="預設段落字型"><text:span text:style-name="T1">新）氣象報告有講後禮拜二會透風，出門上班</text:span></text:span><text:span text:style-name="預設段落字型"><text:span text:style-name="T3">毋通</text:span></text:span><text:span text:style-name="預設段落字型"><text:span text:style-name="T1">袂記得疊一領厚的。</text:span></text:span></text:p>
      <text:p text:style-name="P5">理由：莫改做毋通予句較順</text:p>
      <text:p text:style-name="P2"/>
      <text:p text:style-name="P34">【第9頁】</text:p>
      <text:p text:style-name="P15"><text:span text:style-name="預設段落字型"><text:span text:style-name="T6">台北到高雄愛偌久？應該免偌</text:span></text:span><text:span text:style-name="預設段落字型"><text:span text:style-name="T39">久乎？</text:span></text:span></text:p>
      <text:p text:style-name="P40"><text:span text:style-name="預設段落字型"><text:span text:style-name="T40">舊）Tâi-pak kàu Ko-hiông ài guā kú? Ing-kai bián guā kú--hoonh?</text:span></text:span></text:p>
      <text:p text:style-name="P40"><text:span text:style-name="預設段落字型"><text:span text:style-name="T7">新）Tâi-pak kàu Ko-hiông ài guā kú? Ing-kai bián guā kú--</text:span></text:span><text:span text:style-name="預設段落字型"><text:span text:style-name="T16">honnh</text:span></text:span><text:span text:style-name="預設段落字型"><text:span text:style-name="T7">?</text:span></text:span></text:p>
      <text:p text:style-name="P40"><text:span text:style-name="預設段落字型"><text:span text:style-name="T25">理由：乎</text:span></text:span><text:span text:style-name="預設段落字型"><text:span text:style-name="T30">的羅馬字改做 </text:span></text:span><text:span text:style-name="預設段落字型"><text:span text:style-name="T29">honnh</text:span></text:span></text:p>
      <text:p text:style-name="P26"/>
      <text:p text:style-name="P2">【第9頁】</text:p>
      <text:p text:style-name="P2">舊）眼前有真濟爸母、阿公阿媽攏綴囡仔講華語（Huâ-gú），無欲講家己的母語。</text:p>
      <text:p text:style-name="Standard"><text:span text:style-name="預設段落字型"><text:span text:style-name="T1">新）眼前有真濟爸母、阿公阿媽攏綴囡仔講華語（Huâ-</text:span></text:span><text:span text:style-name="預設段落字型"><text:span text:style-name="T3">gú</text:span></text:span><text:span text:style-name="預設段落字型"><text:span text:style-name="T1">），無欲講家己的母語（bú-</text:span></text:span><text:span text:style-name="預設段落字型"><text:span text:style-name="T3">gú</text:span></text:span><text:span text:style-name="預設段落字型"><text:span text:style-name="T1">）。</text:span></text:span></text:p>
      <text:p text:style-name="P5">理由：欲收語（gú）的音</text:p>
      <text:p text:style-name="P2"/>
      <text:p text:style-name="P23">【第<text:span text:style-name="T43">10</text:span>頁】</text:p>
      <text:p text:style-name="P23">舊）<text:span text:style-name="預設段落字型"><text:span text:style-name="T11">你一定愛較振作</text:span></text:span><text:span text:style-name="預設段落字型"><text:span text:style-name="T37">一點仔</text:span></text:span><text:span text:style-name="預設段落字型"><text:span text:style-name="T11">喔！</text:span></text:span></text:p>
      <text:p text:style-name="P41"><text:span text:style-name="預設段落字型"><text:span text:style-name="T1">新）</text:span></text:span><text:span text:style-name="預設段落字型"><text:span text:style-name="T12">你一定愛較振作</text:span></text:span><text:span text:style-name="預設段落字型"><text:span text:style-name="T4">咧</text:span></text:span><text:span text:style-name="預設段落字型"><text:span text:style-name="T12">！</text:span></text:span></text:p>
      <text:p text:style-name="P27">理由：予句較順</text:p>
      <text:p text:style-name="P23"><text:span text:style-name="預設段落字型"><text:span text:style-name="T11"/></text:span></text:p>
      <text:p text:style-name="P35">【第10頁】</text:p>
      <text:p text:style-name="P16"><text:span text:style-name="預設段落字型"><text:span text:style-name="T39">仝款，免相搶。</text:span></text:span></text:p>
      <text:p text:style-name="P42"><text:span text:style-name="預設段落字型"><text:span text:style-name="T40">舊）Kâng-khuán, bián sio-tshiúnn.</text:span></text:span></text:p>
      <text:p text:style-name="P42"><text:span text:style-name="預設段落字型"><text:span text:style-name="T7">新）</text:span></text:span><text:span text:style-name="預設段落字型"><text:span text:style-name="T16">Kāng</text:span></text:span><text:span text:style-name="預設段落字型"><text:span text:style-name="T7">-khuán, bián sio-tshiúnn.</text:span></text:span></text:p>
      <text:p text:style-name="P24"><text:span text:style-name="預設段落字型"><text:span text:style-name="T28">理由：仝</text:span></text:span><text:span text:style-name="預設段落字型"><text:span text:style-name="T32">的羅馬字改做 </text:span></text:span><text:span text:style-name="預設段落字型"><text:span text:style-name="T33">Kāng</text:span></text:span></text:p>
      <text:p text:style-name="P24"><text:span text:style-name="預設段落字型"><text:span text:style-name="T33"/></text:span></text:p>
      <text:p text:style-name="P2"><text:soft-page-break/>【第11頁】</text:p>
      <text:p text:style-name="P2">舊）好的慣習愛維持。</text:p>
      <text:p text:style-name="Standard"><text:span text:style-name="預設段落字型"><text:span text:style-name="T1">新）好的</text:span></text:span><text:span text:style-name="預設段落字型"><text:span text:style-name="T3">慣勢</text:span></text:span><text:span text:style-name="預設段落字型"><text:span text:style-name="T1">愛維持。</text:span></text:span></text:p>
      <text:p text:style-name="P5">理由：慣習應該寫做慣勢</text:p>
      <text:p text:style-name="P2"/>
      <text:p text:style-name="P2">【第11頁】</text:p>
      <text:p text:style-name="P2">舊）好食的飯是天公伯賜予咱的。</text:p>
      <text:p text:style-name="Standard"><text:span text:style-name="預設段落字型"><text:span text:style-name="T1">新）好食的飯是天公伯</text:span></text:span><text:span text:style-name="預設段落字型"><text:span text:style-name="T3">仔</text:span></text:span><text:span text:style-name="預設段落字型"><text:span text:style-name="T1">賜予咱的。</text:span></text:span></text:p>
      <text:p text:style-name="P5">理由：加一字仔予句較順</text:p>
      <text:p text:style-name="P2"/>
      <text:p text:style-name="P36">【第11頁】</text:p>
      <text:p text:style-name="P17"><text:span text:style-name="預設段落字型"><text:span text:style-name="T39">氣一下袂講話。</text:span></text:span></text:p>
      <text:p text:style-name="P17"><text:span text:style-name="預設段落字型"><text:span text:style-name="T40">舊）Khì--tsi̍t-ē bē</text:span></text:span><text:span text:style-name="預設段落字型"><text:span text:style-name="T7"> kóng-uē.</text:span></text:span></text:p>
      <text:p text:style-name="P17"><text:span text:style-name="預設段落字型"><text:span text:style-name="T23">新）</text:span></text:span><text:span text:style-name="預設段落字型"><text:span text:style-name="T16">Khì tsi̍t-ē</text:span></text:span><text:span text:style-name="預設段落字型"><text:span text:style-name="T7"> bē kóng-uē.</text:span></text:span></text:p>
      <text:p text:style-name="P30">理由：輕聲符提掉</text:p>
      <text:p text:style-name="P30"/>
      <text:p text:style-name="P2">【第19頁】</text:p>
      <text:p text:style-name="P2">舊）珊仔爸罵過矣。</text:p>
      <text:p text:style-name="P2">舊）Suan-á pa̋ mē--kuè--ah.</text:p>
      <text:p text:style-name="Standard"><text:span text:style-name="預設段落字型"><text:span text:style-name="T1">新）</text:span></text:span><text:span text:style-name="預設段落字型"><text:span text:style-name="T3">阿</text:span></text:span><text:span text:style-name="預設段落字型"><text:span text:style-name="T1">珊仔爸罵過矣。</text:span></text:span></text:p>
      <text:p text:style-name="Standard"><text:span text:style-name="預設段落字型"><text:span text:style-name="T1">新）</text:span></text:span><text:span text:style-name="預設段落字型"><text:span text:style-name="T3">A-san</text:span></text:span><text:span text:style-name="預設段落字型"><text:span text:style-name="T1">--á pa̋ mē--kuè--ah.</text:span></text:span></text:p>
      <text:p text:style-name="P5">理由：加一字阿予句較順。珊改唸san。</text:p>
      <text:p text:style-name="P2"/>
      <text:p text:style-name="P2">【第20頁】</text:p>
      <text:p text:style-name="P2">四條椅仔六个人坐。</text:p>
      <text:p text:style-name="P2">舊）Sì tiâu í-á la̍k ê lâng tsē.</text:p>
      <text:p text:style-name="Standard"><text:span text:style-name="預設段落字型"><text:span text:style-name="T1">新）Sì </text:span></text:span><text:span text:style-name="預設段落字型"><text:span text:style-name="T3">liâu</text:span></text:span><text:span text:style-name="預設段落字型"><text:span text:style-name="T1"> í-á la̍k ê lâng tsē.</text:span></text:span></text:p>
      <text:p text:style-name="P5">理由：條的羅馬字改做liâu</text:p>
      <text:p text:style-name="P2"/>
      <text:p text:style-name="P2">【第21頁】</text:p>
      <text:p text:style-name="P2">袂使!袂使!</text:p>
      <text:p text:style-name="P2">舊）Bē-sái! Bē-sái!</text:p>
      <text:p text:style-name="Standard"><text:span text:style-name="預設段落字型"><text:span text:style-name="T1">新）Bē-</text:span></text:span><text:span text:style-name="預設段落字型"><text:span text:style-name="T3">saih</text:span></text:span><text:span text:style-name="預設段落字型"><text:span text:style-name="T1">! Bē-</text:span></text:span><text:span text:style-name="預設段落字型"><text:span text:style-name="T3">saih</text:span></text:span><text:span text:style-name="預設段落字型"><text:span text:style-name="T1">!</text:span></text:span></text:p>
      <text:p text:style-name="P5">理由：袂使佇句尾的羅馬字改做saih</text:p>
      <text:p text:style-name="Standard"><text:span text:style-name="預設段落字型"><text:span text:style-name="T30"/></text:span></text:p>
      <text:p text:style-name="P5"/>
      <text:p text:style-name="Standard"><text:span text:style-name="預設段落字型"><text:span text:style-name="T29"/></text:span></text:p>
      <text:p text:style-name="P4"/>
      <text:p text:style-name="P4"/>
      <text:p text:style-name="Standard"><text:span text:style-name="預設段落字型"><text:span text:style-name="T29"/></text:span></text:p>
      <text:p text:style-name="P1"/>
      <text:p text:style-name="P29"/>
      <text:p text:style-name="P8"/>
      <text:p text:style-name="P7"><text:span text:style-name="預設段落字型"><text:span text:style-name="T10">【第13頁】</text:span></text:span></text:p>
      <text:p text:style-name="P7"><text:span text:style-name="預設段落字型"><text:span text:style-name="T10">舊）</text:span></text:span><text:span text:style-name="預設段落字型"><text:span text:style-name="T6">伊人咧無閒</text:span></text:span><text:span text:style-name="預設段落字型"><text:span text:style-name="T10">槓</text:span></text:span><text:span text:style-name="預設段落字型"><text:span text:style-name="T6">破彼塊玻璃。</text:span></text:span></text:p>
      <text:p text:style-name="P7"><text:span text:style-name="預設段落字型"><text:span text:style-name="T5">新）</text:span></text:span><text:span text:style-name="預設段落字型"><text:span text:style-name="T6">伊人咧無閒</text:span></text:span><text:span text:style-name="預設段落字型"><text:span text:style-name="T17">摃</text:span></text:span><text:span text:style-name="預設段落字型"><text:span text:style-name="T6">破彼塊玻璃。</text:span></text:span></text:p>
      <text:p text:style-name="P9">理由：改漢字</text:p>
      <text:p text:style-name="P8"/>
      <text:p text:style-name="P8">【第14頁】</text:p>
      <text:p text:style-name="P7"><text:span text:style-name="預設段落字型"><text:span text:style-name="T6">隨反應</text:span></text:span><text:span text:style-name="預設段落字型"><text:span text:style-name="T15">過來</text:span></text:span><text:span text:style-name="預設段落字型"><text:span text:style-name="T6">，有巧。</text:span></text:span></text:p>
      <text:p text:style-name="P7"><text:span text:style-name="預設段落字型"><text:span text:style-name="T7">舊）Suî huán-ìng</text:span></text:span><text:span text:style-name="預設段落字型"><text:span text:style-name="T16"> kuè--lâi</text:span></text:span><text:span text:style-name="預設段落字型"><text:span text:style-name="T7">, ū khiáu.</text:span></text:span></text:p>
      <text:p text:style-name="P7"><text:span text:style-name="預設段落字型"><text:span text:style-name="T7">新）Suî huán-ìng</text:span></text:span><text:span text:style-name="預設段落字型"><text:span text:style-name="T16">--kuè-lâi</text:span></text:span><text:span text:style-name="預設段落字型"><text:span text:style-name="T7">, ū khiáu.</text:span></text:span></text:p>
      <text:p text:style-name="P9"><text:soft-page-break/>理由：修正輕聲符位置</text:p>
      <text:p text:style-name="P8"/>
      <text:p text:style-name="P8">【第15頁】</text:p>
      <text:p text:style-name="P7"><text:span text:style-name="預設段落字型"><text:span text:style-name="T10">舊）</text:span></text:span><text:span text:style-name="預設段落字型"><text:span text:style-name="T6">按怎，阮查某</text:span></text:span><text:span text:style-name="預設段落字型"><text:span text:style-name="T16">kiánn</text:span></text:span><text:span text:style-name="預設段落字型"><text:span text:style-name="T6">有</text:span></text:span><text:span text:style-name="預設段落字型"><text:span text:style-name="T7">gâu</text:span></text:span><text:span text:style-name="預設段落字型"><text:span text:style-name="T6">無？</text:span></text:span></text:p>
      <text:p text:style-name="P7"><text:span text:style-name="預設段落字型"><text:span text:style-name="T5">新）</text:span></text:span><text:span text:style-name="預設段落字型"><text:span text:style-name="T6">按怎，阮查某</text:span></text:span><text:span text:style-name="預設段落字型"><text:span text:style-name="T16">囝</text:span></text:span><text:span text:style-name="預設段落字型"><text:span text:style-name="T6">有</text:span></text:span><text:span text:style-name="預設段落字型"><text:span text:style-name="T7">gâu</text:span></text:span><text:span text:style-name="預設段落字型"><text:span text:style-name="T6">無？</text:span></text:span></text:p>
      <text:p text:style-name="P9">理由：補漢字</text:p>
      <text:p text:style-name="P10"/>
      <text:p text:style-name="Standard"><text:span text:style-name="預設段落字型"><text:span text:style-name="T35">【第</text:span></text:span><text:span text:style-name="預設段落字型"><text:span text:style-name="T1">16</text:span></text:span><text:span text:style-name="預設段落字型"><text:span text:style-name="T35">頁】</text:span></text:span></text:p>
      <text:p text:style-name="Standard"><text:span text:style-name="預設段落字型"><text:span text:style-name="T35">按呢我無緊來傱一台仔電視</text:span></text:span><text:span text:style-name="預設段落字型"><text:span text:style-name="T18">袂使</text:span></text:span><text:span text:style-name="預設段落字型"><text:span text:style-name="T35">。</text:span></text:span></text:p>
      <text:p text:style-name="Standard"><text:span text:style-name="預設段落字型"><text:span text:style-name="T35">舊）</text:span></text:span><text:span text:style-name="預設段落字型"><text:span text:style-name="T1">Án-ne guá bô kín-lâi tsông tsi̍t-tâi-á tiān-sī </text:span></text:span><text:span text:style-name="預設段落字型"><text:span text:style-name="T19">bē-sái</text:span></text:span><text:span text:style-name="預設段落字型"><text:span text:style-name="T1">.</text:span></text:span></text:p>
      <text:p text:style-name="Standard"><text:span text:style-name="預設段落字型"><text:span text:style-name="T35">新）</text:span></text:span><text:span text:style-name="預設段落字型"><text:span text:style-name="T1">Án-ne guá bô kín-lâi tsông tsi̍t-tâi-á tiān-sī </text:span></text:span><text:span text:style-name="預設段落字型"><text:span text:style-name="T19">bē-saih.</text:span></text:span></text:p>
      <text:p text:style-name="P9">理由：句尾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enQuanYi Micro Hei" svg:font-family="'WenQuanYi Micro Hei'" style:font-family-generic="system"/>
    <style:font-face style:name="文泉驛微米黑1" svg:font-family="文泉驛微米黑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文泉驛微米黑" svg:font-family="文泉驛微米黑" style:font-family-generic="system" style:font-pitch="variable"/>
    <style:font-face style:name="文泉驛等寬微米黑" svg:font-family="文泉驛等寬微米黑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新細明體" style:font-size-asian="12pt" style:language-asian="zh" style:country-asian="TW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0.74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新細明體" style:font-size-asian="12pt" style:language-asian="zh" style:country-asian="TW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文泉驛微米黑" style:font-family-asian="文泉驛微米黑" style:font-family-generic-asian="system" style:font-pitch-asian="variable" style:font-size-asian="14pt" style:font-size-complex="14pt"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標號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Head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Footer" style:family="paragraph" style:parent-style-name="Text_20_body" style:class="extra">
      <style:paragraph-properties fo:hyphenation-ladder-count="no-limit"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name-complex="Mangal" style:font-family-complex="Mangal" style:font-family-generic-complex="roman" style:font-pitch-complex="variable" style:font-size-complex="9pt" fo:hyphenate="false"/>
    </style:style>
    <style:style style:name="預設段落字型" style:family="text"/>
    <style:style style:name="頁尾_20_字元" style:display-name="頁尾 字元" style:family="text" style:parent-style-name="預設段落字型">
      <style:text-properties fo:font-size="10pt" style:font-size-asian="10pt" style:font-name-complex="Mangal" style:font-family-complex="Mangal" style:font-family-generic-complex="roman" style:font-pitch-complex="variable" style:font-size-complex="9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Standard">
      <style:text-properties style:font-name="文泉驛等寬微米黑" fo:font-size="8pt" style:font-name-asian="文泉驛等寬微米黑" style:font-size-asian="8pt" style:font-size-complex="8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73cm" fo:margin-left="0cm" fo:margin-right="0cm" fo:margin-bottom="0cm" style:dynamic-spacing="true"/>
      </style:header-style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散的-愛改的所在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creation-date>2019-03-05T14:45:00Z</meta:creation-date>
    <dc:date>2019-03-06T15:40:08.411534736</dc:date>
    <meta:editing-cycles>21</meta:editing-cycles>
    <meta:editing-duration>PT1H22M29S</meta:editing-duration>
    <meta:document-statistic meta:table-count="0" meta:image-count="0" meta:object-count="0" meta:page-count="4" meta:paragraph-count="130" meta:word-count="1523" meta:character-count="2872" meta:non-whitespace-character-count="2658"/>
    <meta:template xlink:type="simple" xlink:actuate="onRequest" xlink:title="" xlink:href="Normal.dotm"/>
  </office:meta>
</office:document-meta>
</file>